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Times New Roman1" svg:font-family="'Times New Roman'" style:font-family-generic="roman"/>
    <style:font-face style:name="FreeSans2" svg:font-family="FreeSans" style:font-family-generic="swiss"/>
    <style:font-face style:name="Mangal" svg:font-family="Mangal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2" style:family="paragraph" style:parent-style-name="Text_20_body">
      <style:paragraph-properties fo:text-align="start" style:justify-single-word="false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3" style:family="paragraph" style:parent-style-name="SciPaper_5f_top_7e_LT_7e_Notizen">
      <style:paragraph-properties fo:text-align="start" style:justify-single-word="false"/>
      <style:text-properties style:use-window-font-color="true" style:text-outline="false" style:text-line-through-style="none" style:font-name="Mangal" fo:font-size="11pt" fo:font-style="normal" fo:text-shadow="none" style:text-underline-style="none" fo:font-weight="normal" style:letter-kerning="true" style:font-name-asian="Mangal" style:font-size-asian="11pt" style:font-style-asian="normal" style:font-weight-asian="normal" style:font-name-complex="Mangal" style:font-size-complex="11pt" style:font-style-complex="normal" style:font-weight-complex="normal" style:text-emphasize="none" style:text-overline-style="none" style:text-overline-color="font-color"/>
    </style:style>
    <style:style style:name="P4" style:family="paragraph" style:parent-style-name="SciPaper_5f_top_7e_LT_7e_Notizen">
      <style:paragraph-properties fo:text-align="start" style:justify-single-word="false"/>
      <style:text-properties fo:color="#000000" style:text-outline="false" style:text-line-through-style="none" style:font-name="Times New Roman1" fo:font-size="11pt" fo:font-style="normal" fo:text-shadow="none" style:text-underline-style="none" fo:font-weight="normal" style:letter-kerning="true" style:font-name-asian="Times New Roman1" style:font-size-asian="11pt" style:font-style-asian="normal" style:font-weight-asian="normal" style:font-name-complex="Times New Roman1" style:font-size-complex="11pt" style:font-style-complex="normal" style:font-weight-complex="normal" style:text-emphasize="none" style:text-overline-style="none" style:text-overline-color="font-color"/>
    </style:style>
    <style:style style:name="P5" style:family="paragraph" style:parent-style-name="SciPaper_5f_top_7e_LT_7e_Notizen" style:list-style-name="">
      <style:paragraph-properties fo:margin-left="0.2362in" fo:margin-right="0in" fo:text-indent="-0.2362in" style:auto-text-indent="false" style:text-autospace="none">
        <style:tab-stops/>
      </style:paragraph-properties>
      <style:text-properties style:use-window-font-color="true" style:text-outline="false" style:text-line-through-style="none" style:font-name="Mangal" fo:font-size="11pt" fo:font-style="normal" fo:text-shadow="none" style:text-underline-style="none" fo:font-weight="normal" style:letter-kerning="true" style:font-name-asian="Mangal" style:font-size-asian="11pt" style:font-style-asian="normal" style:font-weight-asian="normal" style:font-name-complex="Mangal" style:font-size-complex="11pt" style:font-style-complex="normal" style:font-weight-complex="normal" style:text-emphasize="none" style:text-overline-style="none" style:text-overline-color="font-color"/>
    </style:style>
    <style:style style:name="P6" style:family="paragraph" style:parent-style-name="SciPaper_5f_top_7e_LT_7e_Notizen" style:list-style-name="">
      <style:paragraph-properties fo:margin-left="0.2362in" fo:margin-right="0in" fo:text-align="start" style:justify-single-word="false" fo:text-indent="-0.2362in" style:auto-text-indent="false" style:text-autospace="none">
        <style:tab-stops/>
      </style:paragraph-properties>
      <style:text-properties style:use-window-font-color="true" style:text-outline="false" style:text-line-through-style="none" style:font-name="Mangal" fo:font-size="11pt" fo:font-style="normal" fo:text-shadow="none" style:text-underline-style="none" fo:font-weight="normal" style:letter-kerning="true" style:font-name-asian="Mangal" style:font-size-asian="11pt" style:font-style-asian="normal" style:font-weight-asian="normal" style:font-name-complex="Mangal" style:font-size-complex="11pt" style:font-style-complex="normal" style:font-weight-complex="normal" style:text-emphasize="none" style:text-overline-style="none" style:text-overline-color="font-color"/>
    </style:style>
    <style:style style:name="P7" style:family="paragraph" style:parent-style-name="SciPaper_5f_top_7e_LT_7e_Notizen" style:list-style-name="">
      <style:paragraph-properties fo:margin-left="0.2362in" fo:margin-right="0in" fo:text-indent="-0.2362in" style:auto-text-indent="false" style:text-autospace="none">
        <style:tab-stops/>
      </style:paragraph-properties>
      <style:text-properties style:use-window-font-color="true" style:text-outline="false" style:text-line-through-style="none" style:font-name="Mangal" fo:font-size="11pt" fo:font-style="normal" fo:text-shadow="none" style:text-underline-style="none" fo:font-weight="normal" style:letter-kerning="true" style:font-name-asian="Mangal" style:font-size-asian="11pt" style:font-style-asian="normal" style:font-weight-asian="normal" style:font-name-complex="Mangal" style:font-size-complex="11pt" style:font-style-complex="normal" style:font-weight-complex="normal" style:text-emphasize="none" style:text-overline-style="none" style:text-overline-color="font-color"/>
    </style:style>
    <style:style style:name="P8" style:family="paragraph" style:parent-style-name="SciPaper_5f_top_7e_LT_7e_Notizen" style:list-style-name="">
      <style:paragraph-properties fo:margin-left="0.2362in" fo:margin-right="0in" fo:text-indent="-0.2362in" style:auto-text-indent="false" style:text-autospace="none">
        <style:tab-stops/>
      </style:paragraph-properties>
      <style:text-properties style:use-window-font-color="true" style:text-outline="false" style:text-line-through-style="none" style:font-name="Mangal" fo:font-size="11pt" fo:font-style="normal" fo:text-shadow="none" style:text-underline-style="none" fo:font-weight="bold" style:letter-kerning="true" style:font-name-asian="Mangal" style:font-size-asian="11pt" style:font-style-asian="normal" style:font-weight-asian="bold" style:font-name-complex="Mangal" style:font-size-complex="11pt" style:font-style-complex="normal" style:font-weight-complex="bold" style:text-emphasize="none" style:text-overline-style="none" style:text-overline-color="font-color"/>
    </style:style>
    <style:style style:name="P9" style:family="paragraph" style:parent-style-name="SciPaper_5f_top_7e_LT_7e_Notizen" style:list-style-name="">
      <style:paragraph-properties fo:margin-left="0.2362in" fo:margin-right="0in" fo:text-indent="-0.2362in" style:auto-text-indent="false" style:text-autospace="none">
        <style:tab-stops/>
      </style:paragraph-properties>
      <style:text-properties style:use-window-font-color="true" style:text-outline="false" style:text-line-through-style="none" style:font-name="Mangal" fo:font-size="11pt" fo:font-style="italic" fo:text-shadow="none" style:text-underline-style="none" fo:font-weight="normal" style:letter-kerning="true" style:font-name-asian="Mangal" style:font-size-asian="11pt" style:font-style-asian="italic" style:font-weight-asian="normal" style:font-name-complex="Mangal" style:font-size-complex="11pt" style:font-style-complex="italic" style:font-weight-complex="normal" style:text-emphasize="none" style:text-overline-style="none" style:text-overline-color="font-color"/>
    </style:style>
    <style:style style:name="P10" style:family="paragraph" style:parent-style-name="SciPaper_5f_top_7e_LT_7e_Notizen" style:list-style-name="">
      <style:paragraph-properties fo:margin-left="0.2362in" fo:margin-right="0in" fo:text-align="start" style:justify-single-word="false" fo:text-indent="-0.2362in" style:auto-text-indent="false" style:text-autospace="none">
        <style:tab-stops/>
      </style:paragraph-properties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P11" style:family="paragraph" style:parent-style-name="SciPaper_5f_top_7e_LT_7e_Notizen" style:list-style-name="">
      <style:paragraph-properties fo:margin-left="0.2362in" fo:margin-right="0in" fo:text-indent="-0.2362in" style:auto-text-indent="false" style:text-autospace="none">
        <style:tab-stops/>
      </style:paragraph-properties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P12" style:family="paragraph" style:parent-style-name="SciPaper_5f_top_7e_LT_7e_Notizen" style:list-style-name="">
      <style:paragraph-properties fo:margin-left="0.2362in" fo:margin-right="0in" fo:text-indent="-0.2362in" style:auto-text-indent="false" style:text-autospace="none">
        <style:tab-stops/>
      </style:paragraph-properties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letter-kerning="true" style:font-name-asian="Arial" style:font-size-asian="11pt" style:font-style-asian="normal" style:font-weight-asian="normal" style:font-name-complex="Arial" style:font-size-complex="11pt" style:font-style-complex="normal" style:font-weight-complex="normal" style:text-emphasize="none" style:text-overline-style="none" style:text-overline-color="font-color"/>
    </style:style>
    <style:style style:name="P13" style:family="paragraph" style:parent-style-name="SciPaper_5f_top_7e_LT_7e_Notizen" style:list-style-name="">
      <style:paragraph-properties fo:margin-left="0.2362in" fo:margin-right="0in" fo:text-indent="-0.2362in" style:auto-text-indent="false" style:text-autospace="none">
        <style:tab-stops/>
      </style:paragraph-properties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letter-kerning="true" style:font-name-asian="Arial" style:font-size-asian="11pt" style:font-style-asian="normal" style:font-weight-asian="bold" style:font-name-complex="Arial" style:font-size-complex="11pt" style:font-style-complex="normal" style:font-weight-complex="bold" style:text-emphasize="none" style:text-overline-style="none" style:text-overline-color="font-color"/>
    </style:style>
    <style:style style:name="P14" style:family="paragraph" style:parent-style-name="SciPaper_5f_top_7e_LT_7e_Notizen" style:list-style-name="">
      <style:paragraph-properties fo:margin-left="0.2362in" fo:margin-right="0in" fo:text-indent="-0.2362in" style:auto-text-indent="false" style:text-autospace="none">
        <style:tab-stops/>
      </style:paragraph-properties>
      <style:text-properties fo:color="#000000" style:text-outline="false" style:text-line-through-style="none" style:font-name="Times New Roman1" fo:font-size="11pt" fo:font-style="normal" fo:text-shadow="none" style:text-underline-style="none" fo:font-weight="normal" style:letter-kerning="true" style:font-name-asian="Times New Roman1" style:font-size-asian="11pt" style:font-style-asian="normal" style:font-weight-asian="normal" style:font-name-complex="Times New Roman1" style:font-size-complex="11pt" style:font-style-complex="normal" style:font-weight-complex="normal" style:text-emphasize="none" style:text-overline-style="none" style:text-overline-color="font-color"/>
    </style:style>
    <style:style style:name="P15" style:family="paragraph" style:parent-style-name="SciPaper_5f_top_7e_LT_7e_Notizen" style:list-style-name="">
      <style:paragraph-properties fo:margin-left="0.2362in" fo:margin-right="0in" fo:text-indent="-0.2362in" style:auto-text-indent="false" style:text-autospace="none">
        <style:tab-stops/>
      </style:paragraph-properties>
      <style:text-properties fo:color="#000000" style:text-outline="false" style:text-line-through-style="none" style:font-name="Times New Roman1" fo:font-size="11pt" fo:font-style="normal" fo:text-shadow="none" style:text-underline-style="none" fo:font-weight="bold" style:letter-kerning="true" style:font-name-asian="Times New Roman1" style:font-size-asian="11pt" style:font-style-asian="normal" style:font-weight-asian="bold" style:font-name-complex="Times New Roman1" style:font-size-complex="11pt" style:font-style-complex="normal" style:font-weight-complex="bold" style:text-emphasize="none" style:text-overline-style="none" style:text-overline-color="font-color"/>
    </style:style>
    <style:style style:name="P16" style:family="paragraph" style:parent-style-name="SciPaper_5f_top_7e_LT_7e_Notizen" style:master-page-name="First_20_Page">
      <style:paragraph-properties fo:text-align="start" style:justify-single-word="false" style:page-number="auto"/>
      <style:text-properties style:use-window-font-color="true" style:text-outline="false" style:text-line-through-style="none" style:font-name="Mangal" fo:font-size="11pt" fo:font-style="normal" fo:text-shadow="none" style:text-underline-style="none" fo:font-weight="bold" style:letter-kerning="true" style:font-name-asian="Mangal" style:font-size-asian="11pt" style:font-style-asian="normal" style:font-weight-asian="bold" style:font-name-complex="Mangal" style:font-size-complex="11pt" style:font-style-complex="normal" style:font-weight-complex="bold" style:text-emphasize="none" style:text-overline-style="none" style:text-overline-color="font-color"/>
    </style:style>
    <style:style style:name="P17" style:family="paragraph" style:parent-style-name="SciPaper_5f_top_7e_LT_7e_Notizen" style:list-style-name="">
      <style:paragraph-properties fo:margin-left="0in" fo:margin-right="0.0957in" fo:text-indent="0in" style:auto-text-indent="false" style:text-autospace="none"/>
      <style:text-properties style:use-window-font-color="true" style:text-outline="false" style:text-line-through-style="none" style:font-name="Mangal" fo:font-size="11pt" fo:font-style="normal" fo:text-shadow="none" style:text-underline-style="none" fo:font-weight="normal" style:letter-kerning="true" style:font-name-asian="Mangal" style:font-size-asian="11pt" style:font-style-asian="normal" style:font-weight-asian="normal" style:font-name-complex="Mangal" style:font-size-complex="11pt" style:font-style-complex="normal" style:font-weight-complex="normal" style:text-emphasize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style:font-name="Arial" fo:font-size="11pt" style:font-name-asian="Arial" style:font-size-asian="11pt" style:font-name-complex="Arial" style:font-size-complex="11pt"/>
    </style:style>
    <style:style style:name="T5" style:family="text">
      <style:text-properties style:font-name="Arial" fo:font-size="10pt" fo:font-style="italic" style:font-name-asian="Arial" style:font-size-asian="10pt" style:font-style-asian="italic" style:font-name-complex="Arial" style:font-size-complex="10pt" style:font-style-complex="italic"/>
    </style:style>
    <style:style style:name="T6" style:family="text">
      <style:text-properties style:text-position="40% 100%"/>
    </style:style>
    <style:style style:name="T7" style:family="text">
      <style:text-properties fo:color="#000000" style:font-name="Times New Roman1" fo:font-size="11pt" style:font-name-asian="Times New Roman1" style:font-size-asian="11pt" style:font-name-complex="Times New Roman1" style:font-size-complex="11pt"/>
    </style:style>
    <style:style style:name="T8" style:family="text">
      <style:text-properties style:text-position="45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3">Introduction slide</text:span></text:p>
      <text:p text:style-name="P3"><text:span text:style-name="T3"/></text:p>
      <text:p text:style-name="P3"><text:span text:style-name="T3">In today's society, a growing number of organizations and governments advocate a centralized</text:span></text:p>
      <text:p text:style-name="P3">approach to safeguarding its own and its people's data, by introducing and</text:p>
      <text:p text:style-name="P3">enforcing laws and policies supposed to aid law enforcement. </text:p>
      <text:p text:style-name="P6"><text:span text:style-name="T3"/></text:p>
      <text:p text:style-name="P6"><text:span text:style-name="T3">At the same time, a growing number of people and collectives sometimes referred to as</text:span></text:p>
      <text:p text:style-name="P6">“<text:span text:style-name="T1">cypherpunks</text:span>” or “<text:span text:style-name="T1">cryptoanarchists”</text:span> advocate a decentralized solution to the</text:p>
      <text:p text:style-name="P6">safekeeping of data (and privacy) based on cryptographic algorithms and protocols.</text:p>
      <text:p text:style-name="P10"/>
      <text:p text:style-name="P6"><text:span text:style-name="T3">A question we must ask ourselves is whether our data is ever safe, and who we wish to be</text:span></text:p>
      <text:p text:style-name="P6">responsible for keeping it safe. But more importantly, whether or not a centralized</text:p>
      <text:p text:style-name="P6">approach is useful to begin with. Many of these laws meant to harvest, store and index</text:p>
      <text:p text:style-name="P6">data are said to be meant for enforcing other laws, such as stopping the distribution of</text:p>
      <text:p text:style-name="P6">child pornography, finding and arresting terrorists, and stopping financial fraud. </text:p>
      <text:p text:style-name="P10"/>
      <text:p text:style-name="P6"><text:span text:style-name="T3">However, when a majority of a country's population is monitored most of, or all the time, and their</text:span></text:p>
      <text:p text:style-name="P6">communications stored and indexed, can this information really be used to aid law</text:p>
      <text:p text:style-name="P6">enforcement when those who these laws are meant to stop can easily avoid them by</text:p>
      <text:p text:style-name="P6">utilizing transfer protocols based on cryptographic algorithms to secure</text:p>
      <text:p text:style-name="P6">communication end-to-end? And do such protocols actually pose a problem for law</text:p>
      <text:p text:style-name="P6">enforcement?</text:p>
      <text:p text:style-name="P1"/>
      <text:p text:style-name="P2">Origin of the Cypherpunks term and culture</text:p>
      <text:p text:style-name="P3"><text:span text:style-name="T3">Until the beginning of the 70s encryption was almost only used by for military purposes, however,</text:span></text:p>
      <text:p text:style-name="P3">by the end of the decade two publications in particular brought encryption to the</text:p>
      <text:p text:style-name="P3">public eye. These were <text:span text:style-name="T1">DES (Data Encryption Standard) </text:span>and the <text:span text:style-name="T1">Diffie-Hellman key</text:span></text:p>
      <text:p text:style-name="P3"><text:span text:style-name="T1">exchange. </text:span></text:p>
      <text:p text:style-name="P5"><text:span text:style-name="T3"/></text:p>
      <text:p text:style-name="P5"><text:span text:style-name="T3">This lead to an open discussion about cryptography and speculations such as if it could be used</text:span></text:p>
      <text:p text:style-name="P5">by criminals to giver their tracks, and thus if encryption should be limited, or</text:p>
      <text:p text:style-name="P5">encouraged in order to protect privacy. </text:p>
      <text:p text:style-name="P5"><text:span text:style-name="T3"/></text:p>
      <text:p text:style-name="P5"><text:span text:style-name="T3">These discussions sparked an online group referred to as </text:span><text:span text:style-name="T1">cypherpunks, </text:span>consisting of people </text:p>
      <text:p text:style-name="P5">interested in cryptography and the protection of privacy which by the end of the 80s </text:p>
      <text:p text:style-name="P5">had started to seem more like a movement than just an online group. Their main </text:p>
      <text:p text:style-name="P5">source of communication was originall the <text:span text:style-name="T1">cypherpunk mailing list </text:span>and its forks and </text:p>
      <text:p text:style-name="P5">successors.</text:p>
      <text:p text:style-name="P11"/>
      <text:p text:style-name="P5"><text:span text:style-name="T3">The cypherpunks were the origin of cryptoanarchism, and were the ones to come up with the </text:span>word </text:p>
      <text:p text:style-name="P5">to begin with, and originally described it as a type of anarcho-capitalism, since they </text:p>
      <text:p text:style-name="P5">realized it would be possible to create a virtual currency to allow for trade and </text:p>
      <text:p text:style-name="P5">commerce by using cryptographic algorithms. </text:p>
      <text:p text:style-name="P5"/>
      <text:p text:style-name="P8">Cryptoanarchism and Cypherpunks</text:p>
      <text:p text:style-name="P5"><text:span text:style-name="T3"/></text:p>
      <text:p text:style-name="P5"><text:span text:style-name="T3">Crypto-anarchism, is thus more politically focused ideology, and a branch of anarchist philosophy</text:span></text:p>
      <text:p text:style-name="P5">that focuses on the use of technology to protect privacy, and gain autonomy from</text:p>
      <text:p text:style-name="P5">government and in some cases corporate actors in communication, trade and</text:p>
      <text:p text:style-name="P5">information security. Cryptoanarchists make use of cryptographic software to protect</text:p>
      <text:p text:style-name="P5">their privacy, and believe that cryptography is the key to protecting personal privacy </text:p>
      <text:p text:style-name="P5">and defending oneself from censorship, rather than political action.</text:p>
      <text:p text:style-name="P11"><text:soft-page-break/></text:p>
      <text:p text:style-name="P5"><text:span text:style-name="T3">In many ways, cypherpunks are therefore closely related to cryptoanarchists, albeit not entirely </text:span>the</text:p>
      <text:p text:style-name="P5">same. As written in the <text:span text:style-name="T1">cypherpunks manifesto </text:span>by Eric Hughes in 1993: </text:p>
      <text:p text:style-name="P11"><text:span text:style-name="T4"/></text:p>
      <text:p text:style-name="P11"><text:span text:style-name="T4">“</text:span><text:span text:style-name="T5">We the Cypherpunks are dedicated to building anonymous systems. We are defending our privacy with</text:span></text:p>
      <text:p text:style-name="P11"><text:span text:style-name="T2">cryptography, with anonymous mail forwarding systems, with digital signatures, and with</text:span></text:p>
      <text:p text:style-name="P11"><text:span text:style-name="T2">electronic money.</text:span></text:p>
      <text:p text:style-name="P11"><text:span text:style-name="T5">Cypherpunks write code. We know that someone has to write software to defend privacy, and since we can't </text:span><text:span text:style-name="T2">get</text:span></text:p>
      <text:p text:style-name="P11"><text:span text:style-name="T2">privacy unless we all do, we're going to write it. We publish our code so that our fellow</text:span></text:p>
      <text:p text:style-name="P11"><text:span text:style-name="T2">Cypherpunks may practice and play with it. Our code is free for all to use, worldwide. We don't</text:span></text:p>
      <text:p text:style-name="P11"><text:span text:style-name="T2">much care if you don't approve of the software we write. We know that software can't be</text:span></text:p>
      <text:p text:style-name="P11"><text:span text:style-name="T2">destroyed and that a widely dispersed system can't be shut down.</text:span><text:span text:style-name="T7">”</text:span></text:p>
      <text:p text:style-name="P14"/>
      <text:p text:style-name="P14">While the main source of communication for the original cypherpunks movement is today almost dead (the</text:p>
      <text:p text:style-name="P14">cypherpunk mailinglist), there are other mailing lists that have taken over as successors – but more active</text:p>
      <text:p text:style-name="P14">moments today are closely related to the cryptoanarchist philosophy (<text:span text:style-name="T1">Telecomix, is one such movement for</text:span></text:p>
      <text:p text:style-name="P14"><text:span text:style-name="T1">example</text:span>). </text:p>
      <text:p text:style-name="P14"/>
      <text:p text:style-name="P15">Privacy and Cryptography</text:p>
      <text:p text:style-name="P5"/>
      <text:p text:style-name="P4">Most cypherpunks argued that for freedom of expression to truly thrive, one must be allowed privacy. If you say</text:p>
      <text:p text:style-name="P4">something to somebody, and you want it to be heard only by that person, encryption is not only a useful tool but</text:p>
      <text:p text:style-name="P4">a required tool in today's electronic era. In past times this could be compared to whispering something to</text:p>
      <text:p text:style-name="P4">somebody, or sending letters with codewords, or similar acts – but with the technology of today, that could be</text:p>
      <text:p text:style-name="P4">compared to encryption.</text:p>
      <text:p text:style-name="P14">If you cannot express yourself without worrying about being heard by the wrong person, can you truly express</text:p>
      <text:p text:style-name="P14">yourself freely?</text:p>
      <text:p text:style-name="P11"/>
      <text:p text:style-name="P14">With data retention laws such as the Data Retention Directive in Europe, the proposed “<text:span text:style-name="T1">OzLog</text:span>” in Australia, or</text:p>
      <text:p text:style-name="P14">the proposed <text:span text:style-name="T1">SAFETY </text:span>law in the United States being proposed in different forms all over the world, one must</text:p>
      <text:p text:style-name="P14">ask how much privacy one is really entitled to. Another important question to ask may be if such approaches are</text:p>
      <text:p text:style-name="P14">useful in reality, without also prohibiting the anonymity and plausible deniability provided by the use of different</text:p>
      <text:p text:style-name="P14">kinds of encryption – because if a majority of the people is monitored most of the time, will it help stopping</text:p>
      <text:p text:style-name="P14">those who have something to hide, if they can easily hide? And if so – will these laws affect the average persons</text:p>
      <text:p text:style-name="P14">right to privacy more than they will actually aid in reaching the intended purpose of aiding law enforcement?</text:p>
      <text:p text:style-name="P14">What use is it to store information, if it cannot be read?</text:p>
      <text:p text:style-name="P11"/>
      <text:p text:style-name="P5"><text:span text:style-name="T3">There are many different techniques to encrypt data transmission, and there are several </text:span>alternatives</text:p>
      <text:p text:style-name="P5">providing different kinds of security as well (<text:span text:style-name="T1">IPSec</text:span>, <text:span text:style-name="T1">SSL</text:span> &amp; <text:span text:style-name="T1">PPTP</text:span> for VPN, <text:span text:style-name="T1">SSL </text:span>or <text:span text:style-name="T1">SSL/TLS</text:span>,</text:p>
      <text:p text:style-name="P5">TOR or I2P and so on), but I'm going to briefly explain how a few of the most commonly</text:p>
      <text:p text:style-name="P5">used encryption protocols for data communication work, and find out whether or not</text:p>
      <text:p text:style-name="P5">communication can be safeguarded in a decentralized manner, if a centralized approach</text:p>
      <text:p text:style-name="P5">is required and if these two approaches conflict with each other.</text:p>
      <text:p text:style-name="P11"/>
      <text:p text:style-name="P5"><text:span text:style-name="T3">Data sent over the internet are transmitted using one of several available protocols. The ones</text:span></text:p>
      <text:p text:style-name="P5">brought up in this presentation are TCP and UDP, both part of the TCP/IP model,</text:p>
      <text:p text:style-name="P5">since those are the ones used by TOR, SSL/TLS and OpenVPN which are the protocols I've</text:p>
      <text:p text:style-name="P5">chosen to focus on. </text:p>
      <text:p text:style-name="P2"/>
      <text:p text:style-name="P2">TCP/IP</text:p>
      <text:p text:style-name="P3"><text:soft-page-break/><text:span text:style-name="T3">Because TCP/IP is not a single protocol, but rather a suite of protocols, the responsibilities of </text:span>these </text:p>
      <text:p text:style-name="P3">protocols are organized into different <text:span text:style-name="T1">layers </text:span>. TCP has four different layers (each of which </text:p>
      <text:p text:style-name="P3">correspond to one or several layers in the OSI model).</text:p>
      <text:p text:style-name="P11"/>
      <text:p text:style-name="P5"><text:span text:style-name="T3">These layers have different responsibilities in data transmission. The top layer is called the </text:span></text:p>
      <text:p text:style-name="P5"><text:span text:style-name="T1">application layer,</text:span> and this layer is responsible for communication on a process to process </text:p>
      <text:p text:style-name="P5">basis. For example, this is where the FTP, or HTTP protocol operates – the communication </text:p>
      <text:p text:style-name="P5">between an FTP client and an FTP server, or a web browser and the web server, is a </text:p>
      <text:p text:style-name="P5">responsibility assigned to this layer. </text:p>
      <text:p text:style-name="P5"><text:span text:style-name="T3"/></text:p>
      <text:p text:style-name="P5"><text:span text:style-name="T3">Below the application layer is the </text:span><text:span text:style-name="T1">transport layer</text:span>. This is the layer I'm going to focus most on, </text:p>
      <text:p text:style-name="P5">because this layer is responsible for host to host communication – your computer </text:p>
      <text:p text:style-name="P5">communicating with a server, for example – and encryption is a responsibility of this </text:p>
      <text:p text:style-name="P5">layer.</text:p>
      <text:p text:style-name="P5"><text:span text:style-name="T3"/></text:p>
      <text:p text:style-name="P5"><text:span text:style-name="T3">The layer below the transport layer is the </text:span><text:span text:style-name="T1">internet layer</text:span>, which is responsible for interlinked </text:p>
      <text:p text:style-name="P5">networking – communication between different networks through the use of gateways. </text:p>
      <text:p text:style-name="P5"><text:span text:style-name="T3"/></text:p>
      <text:p text:style-name="P5"><text:span text:style-name="T3">The bottom layer is called the </text:span><text:span text:style-name="T1">link layer, </text:span>or <text:span text:style-name="T1">ethernet, </text:span>and is responsible for establishing </text:p>
      <text:p text:style-name="P5">communication on the local network. </text:p>
      <text:p text:style-name="P11"/>
      <text:p text:style-name="P5"><text:span text:style-name="T3">Because encryption is a responsibility assigned to the transport layer of a TCP packet, that's </text:span>where </text:p>
      <text:p text:style-name="P5">the protocols we're going to describe very briefly resides.</text:p>
      <text:p text:style-name="P2"/>
      <text:p text:style-name="P2">No encryption provided by default</text:p>
      <text:p text:style-name="P2"/>
      <text:p text:style-name="P3"><text:span text:style-name="T3">By default, no encryption is provided at all. This means that most messages sent will </text:span>be</text:p>
      <text:p text:style-name="P3">sent in <text:span text:style-name="T1">cleartext</text:span> and therefore can be sniffed and read easily. However, by using a</text:p>
      <text:p text:style-name="P3">protocol such as SSL, or Open VPN, or even both in combination, information sent</text:p>
      <text:p text:style-name="P3">becomes harder to read even if it's picked up. On the top picture data is sent using</text:p>
      <text:p text:style-name="P3">absolutely no encryption, and as you can see it's easily readable.</text:p>
      <text:p text:style-name="P11"/>
      <text:p text:style-name="P5"><text:span text:style-name="T3">On the bottom picture, the exact same message is sent to the exact same destination, but using </text:span>SSL. </text:p>
      <text:p text:style-name="P5">Because establishing host to host communication is one of the things that the transport </text:p>
      <text:p text:style-name="P5">layer is responsible for, it's important to mention that this is where encryption protocols </text:p>
      <text:p text:style-name="P5">such as SSL/TLS resides: Because if the security checks are not passed, connection will </text:p>
      <text:p text:style-name="P5">not be established between the hosts.</text:p>
      <text:p text:style-name="P5"/>
      <text:p text:style-name="P8">SSL</text:p>
      <text:p text:style-name="P5"><text:span text:style-name="T3"/></text:p>
      <text:p text:style-name="P5"><text:span text:style-name="T3">The SSL/TLS procedure consists of two steps, the first one being </text:span><text:span text:style-name="T1">authentication </text:span>and the second </text:p>
      <text:p text:style-name="P5">one being <text:span text:style-name="T1">encryption.</text:span> Because SSL/TLS is based on the idea of using <text:span text:style-name="T1">certificates</text:span>, both </text:p>
      <text:p text:style-name="P5">sides have to prove their identity to one another by showing their digitally signed </text:p>
      <text:p text:style-name="P5">certificates and validating these with the certificate authority before the authentication </text:p>
      <text:p text:style-name="P5">process is complete. If this fails, a connection will not be established. </text:p>
      <text:p text:style-name="P11"/>
      <text:p text:style-name="P5"><text:span text:style-name="T3">During the next phase, this protocol makes use of two keys – a public and a private one. The </text:span>public </text:p>
      <text:p text:style-name="P5">key is used to encrypt, whereas the private key is used to decrypt. Both clients share </text:p>
      <text:p text:style-name="P5"><text:soft-page-break/>their public key with one another, and use their private keys to decrypt the data received </text:p>
      <text:p text:style-name="P5">once transmission has begun. </text:p>
      <text:p text:style-name="P9"><text:span text:style-name="T3">In contrast to SSL/TLS, regular SSL</text:span> only requires one side (the server) to verify its identity.</text:p>
      <text:p text:style-name="P11"/>
      <text:p text:style-name="P12">The picture illustrates an SSL handshake between a client and a server.</text:p>
      <text:p text:style-name="P12"/>
      <text:p text:style-name="P13">VPN</text:p>
      <text:p text:style-name="P13"/>
      <text:p text:style-name="P5"><text:span text:style-name="T3">A VPN is a different type of concept from SSL, and can be used together with SSL. VPN stands </text:span>for</text:p>
      <text:p text:style-name="P5"><text:span text:style-name="T1">Virtual Private Network, </text:span>and as the name implies, establishes a private network between</text:p>
      <text:p text:style-name="P5">the clients and the server. It allows a server to act as a gateway through which all data to</text:p>
      <text:p text:style-name="P5">and from the client will pass, much like your modem and router would normally act on a</text:p>
      <text:p text:style-name="P5">local network – but the connection between the client and the server usually occurs over</text:p>
      <text:p text:style-name="P5">the internet, using an encrypted tunnel. </text:p>
      <text:p text:style-name="P5"><text:span text:style-name="T3"/></text:p>
      <text:p text:style-name="P5"><text:span text:style-name="T3">This means that for a website or a server a client is connected to, the traffic will seem to originate</text:span></text:p>
      <text:p text:style-name="P5">from the VPN server, which acts as an intermediate between the source and the</text:p>
      <text:p text:style-name="P5">destination, and it is in this that the anonymity provided by VPN lies – the source is never</text:p>
      <text:p text:style-name="P5">visible to the destination server.</text:p>
      <text:p text:style-name="P11"/>
      <text:p text:style-name="P5"><text:span text:style-name="T3">There are multiple different protocols available for VPNs, such as IPSec, PPTP, Open VPN, to </text:span>name</text:p>
      <text:p text:style-name="P5">a few. Because I don't have time to go through all of them, I'll focus on Open VPN. </text:p>
      <text:p text:style-name="P11"/>
      <text:p text:style-name="P12">The way OpenVPN works, is by creating an encrypted tunnel (usually UDP, but can also run over</text:p>
      <text:p text:style-name="P12">TCP) between two points. Simply put, Open VPN sends a stream of encrypted packets from point A to</text:p>
      <text:p text:style-name="P12">point B, using Open SSL for encryption and either certificates through a custom SSL/TLS</text:p>
      <text:p text:style-name="P12">implementation, or a pre-shared static key. To put it very simply, data transmitted when using</text:p>
      <text:p text:style-name="P12">OpenVPN is encapsulated and encrypted inside an encrypted tunnel. </text:p>
      <text:p text:style-name="P13"/>
      <text:p text:style-name="P8">The Onion Router</text:p>
      <text:p text:style-name="P2"/>
      <text:p text:style-name="P3"><text:span text:style-name="T3">'The Onion Router', or TOR, is a distributed overlay network which aims to anonymize online </text:span>traffic. </text:p>
      <text:p text:style-name="P3">TOR consists of a big network of relays, or nodes, through which data will be passed. </text:p>
      <text:p text:style-name="P3">When connected to the TOR network, the data sent will be layered in multiple layers of </text:p>
      <text:p text:style-name="P3">encryption and pass through a randomly chosen route of nodes between the source and </text:p>
      <text:p text:style-name="P3">destination. </text:p>
      <text:p text:style-name="P17"><text:span text:style-name="T3">The </text:span><text:span text:style-name="T1">onion </text:span>in the name refers to the layered encryption, which is much like the layers of an onion, with the data contained in the middle. </text:p>
      <text:p text:style-name="P17"><text:span text:style-name="T3">The encryption TOR uses is based on a stream cipher – 128-bit AES in counter-mode, the </text:span>Diffie-Hellman protocol, a public key cipher based on 1024-bit RSA, and a hash function: SHA1.</text:p>
      <text:p text:style-name="P2"/>
      <text:p text:style-name="P2">Structure and Path in the TOR network</text:p>
      <text:p text:style-name="P3"><text:span text:style-name="T3">The first thing that happens when data is sent over TOR is that a random path is chosen, and </text:span>the </text:p>
      <text:p text:style-name="P3">data will be layered in the same amount of layers of encryption as the amount of nodes. </text:p>
      <text:p text:style-name="P3">Each node in the path then decrypts the top layer, until it reaches the final node in the </text:p>
      <text:p text:style-name="P3">path called the <text:span text:style-name="T1">exit node</text:span>, where the last layer of encryption is decrypted, and it then </text:p>
      <text:p text:style-name="P3">reaches it destination.</text:p>
      <text:p text:style-name="P17"><text:span text:style-name="T3">Each node in the path only knows the previous node from which the data came, and which node </text:span>is the next one in its path, but no node knows the whole path.</text:p>
      <text:p text:style-name="P2"><text:soft-page-break/>Weaknesses and Ethics</text:p>
      <text:p text:style-name="P3"><text:span text:style-name="T3">Because all of these methods make for a very complicated way of decryption – SSL requiring </text:span>keys </text:p>
      <text:p text:style-name="P3">for decryption, and TOR being layered in several layers of encryption – trying to decrypt </text:p>
      <text:p text:style-name="P3">them is resource-wise not a good option, and thus one has to focus on their weaknesses.</text:p>
      <text:p text:style-name="P11"/>
      <text:p text:style-name="P5"><text:span text:style-name="T3">TOR has a rather obvious weakness: as each node decrypts one layer, the final node decrypts </text:span>the </text:p>
      <text:p text:style-name="P5">final layer before it reaches its destination, which means that unless an end-to-end </text:p>
      <text:p text:style-name="P5">encryption such as TLS or SSL/TLS is used, traffic will be unencrypted at the final step. </text:p>
      <text:p text:style-name="P5">As such, wiretapping the<text:span text:style-name="T1"> exit node</text:span> may be the only feasible way to monitor traffic </text:p>
      <text:p text:style-name="P5">passing through the TOR network.</text:p>
      <text:p text:style-name="P11"/>
      <text:p text:style-name="P5"><text:span text:style-name="T3">SSL has one of its main weaknesses in the user – because if a certificate with mismatching keys </text:span>is </text:p>
      <text:p text:style-name="P5">presented from the server, most browsers will warn the user about this, but this is </text:p>
      <text:p text:style-name="P5">commonly disregarded by the user since many servers use outdated certificates, </text:p>
      <text:p text:style-name="P5">which can result in the same kind of warning, and thus the chance that the user will </text:p>
      <text:p text:style-name="P5">accept a mismatching certificate is fairly high. </text:p>
      <text:p text:style-name="P11"/>
      <text:p text:style-name="P5"><text:span text:style-name="T3">This means that if a third party would act as a kind of invisible proxy in between the server and </text:span>the </text:p>
      <text:p text:style-name="P5">client, and provide the user with a false certificate pretending to be the server, the </text:p>
      <text:p text:style-name="P5">user may disregard this as an outdated certificate and accept it regardless – ultimately </text:p>
      <text:p text:style-name="P5">accepting the third party as a relay between the user and the server. </text:p>
      <text:p text:style-name="P11"/>
      <text:p text:style-name="P5"><text:span text:style-name="T3">However, SSL is made to be resistant to brute-force attacks (although one should note that it's </text:span>not </text:p>
      <text:p text:style-name="P5">impossible, successful attempts have been made), and to make it very hard to decrypt </text:p>
      <text:p text:style-name="P5">without access to the proper keys. TOR, on the other hand, is resistant to brute force </text:p>
      <text:p text:style-name="P5">attacks because of its multiple layers of encryption and its implementation of several </text:p>
      <text:p text:style-name="P5">different components to apply it. Both SSL and TOR have weaknesses that lie outside </text:p>
      <text:p text:style-name="P5">the scope of what can be done without directly attacking either client, or server. </text:p>
      <text:p text:style-name="P5"><text:span text:style-name="T3">Although TOR exit nodes located within Europe may prove to be a vulnerability to the TOR-</text:span>network </text:p>
      <text:p text:style-name="P5">in the future, since data leaving the exit nodes may be logged and stored according to </text:p>
      <text:p text:style-name="P5">the Data Retention Directive, as of now the weakness of TOR lies in whether or not the </text:p>
      <text:p text:style-name="P5">operator of the exit nodes are trusted.</text:p>
      <text:p text:style-name="P11"/>
      <text:p text:style-name="P5"><text:span text:style-name="T3">Although all of these protocols are useful to encrypt and ensure safer communication between </text:span>those </text:p>
      <text:p text:style-name="P5">who wish to do so, they say any tool can become a weapon in the wrong hands. But </text:p>
      <text:p text:style-name="P5">does that mean that any pair of hands a tool may end up should be assumed to be the </text:p>
      <text:p text:style-name="P5">wrong ones, and is it really ethical to wiretap TOR exit nodes, or fake SSL certificates </text:p>
      <text:p text:style-name="P5">and trick users, in order to make sure nobody slips through the cracks of these laws, or </text:p>
      <text:p text:style-name="P5">is it perhaps the next step in making sure the laws that are being proposed and/or </text:p>
      <text:p text:style-name="P5">introduced can be enforced as they were intended to be?</text:p>
      <text:p text:style-name="P11"/>
      <text:p text:style-name="P5"><text:span text:style-name="T3">Do we have to redefine our ethics in favor of these laws</text:span>, or have these laws been </text:p>
      <text:p text:style-name="P5">ethically defined – and if so, does it justify use of these techniques to enforce them?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/>
    <style:font-face style:name="Times New Roman1" svg:font-family="'Times New Roman'" style:font-family-generic="roman"/>
    <style:font-face style:name="FreeSans2" svg:font-family="FreeSans" style:font-family-generic="swiss"/>
    <style:font-face style:name="Mangal" svg:font-family="Mangal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Liberation Serif" fo:font-size="24pt" fo:font-weight="bold" style:font-name-asian="Droid Sans" style:font-size-asian="24pt" style:font-weight-asian="bold" style:font-name-complex="FreeSans1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margin-top="0in" fo:margin-bottom="0in" fo:text-indent="0.1965in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in" fo:margin-right="0.0783in" fo:margin-top="0.0398in" fo:margin-bottom="0.0398in" fo:text-align="center" style:justify-single-word="false" fo:text-indent="0in" style:auto-text-indent="false"/>
    </style:style>
    <style:style style:name="WW-Heading" style:family="paragraph" style:parent-style-name="Standard">
      <style:paragraph-properties fo:margin-top="0.1654in" fo:margin-bottom="0.0827in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SciPaper_5f_top_7e_LT_7e_Gliederung_20_1" style:display-name="SciPaper_top~LT~Gliederung 1" style:family="paragraph">
      <style:paragraph-properties fo:margin="100%" fo:margin-left="0in" fo:margin-right="0in" fo:margin-top="0in" fo:margin-bottom="0.1965in" fo:text-indent="0in" style:auto-text-indent="false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SciPaper_5f_top_7e_LT_7e_Gliederung_20_2" style:display-name="SciPaper_top~LT~Gliederung 2" style:family="paragraph" style:parent-style-name="SciPaper_5f_top_7e_LT_7e_Gliederung_20_1">
      <style:paragraph-properties fo:margin-top="0in" fo:margin-bottom="0.1575in"/>
      <style:text-properties fo:font-size="28pt" style:font-size-asian="28pt" style:font-size-complex="28pt"/>
    </style:style>
    <style:style style:name="SciPaper_5f_top_7e_LT_7e_Gliederung_20_3" style:display-name="SciPaper_top~LT~Gliederung 3" style:family="paragraph" style:parent-style-name="SciPaper_5f_top_7e_LT_7e_Gliederung_20_2">
      <style:paragraph-properties fo:margin-top="0in" fo:margin-bottom="0.1181in"/>
      <style:text-properties fo:font-size="24pt" style:font-size-asian="24pt" style:font-size-complex="24pt"/>
    </style:style>
    <style:style style:name="SciPaper_5f_top_7e_LT_7e_Gliederung_20_4" style:display-name="SciPaper_top~LT~Gliederung 4" style:family="paragraph" style:parent-style-name="SciPaper_5f_top_7e_LT_7e_Gliederung_20_3">
      <style:paragraph-properties fo:margin-top="0in" fo:margin-bottom="0.0783in"/>
      <style:text-properties fo:font-size="20pt" style:font-size-asian="20pt" style:font-size-complex="20pt"/>
    </style:style>
    <style:style style:name="SciPaper_5f_top_7e_LT_7e_Gliederung_20_5" style:display-name="SciPaper_top~LT~Gliederung 5" style:family="paragraph" style:parent-style-name="SciPaper_5f_top_7e_LT_7e_Gliederung_20_4">
      <style:paragraph-properties fo:margin-top="0in" fo:margin-bottom="0.0398in"/>
    </style:style>
    <style:style style:name="SciPaper_5f_top_7e_LT_7e_Gliederung_20_6" style:display-name="SciPaper_top~LT~Gliederung 6" style:family="paragraph" style:parent-style-name="SciPaper_5f_top_7e_LT_7e_Gliederung_20_5"/>
    <style:style style:name="SciPaper_5f_top_7e_LT_7e_Gliederung_20_7" style:display-name="SciPaper_top~LT~Gliederung 7" style:family="paragraph" style:parent-style-name="SciPaper_5f_top_7e_LT_7e_Gliederung_20_6"/>
    <style:style style:name="SciPaper_5f_top_7e_LT_7e_Gliederung_20_8" style:display-name="SciPaper_top~LT~Gliederung 8" style:family="paragraph" style:parent-style-name="SciPaper_5f_top_7e_LT_7e_Gliederung_20_7"/>
    <style:style style:name="SciPaper_5f_top_7e_LT_7e_Gliederung_20_9" style:display-name="SciPaper_top~LT~Gliederung 9" style:family="paragraph" style:parent-style-name="SciPaper_5f_top_7e_LT_7e_Gliederung_20_8"/>
    <style:style style:name="SciPaper_5f_top_7e_LT_7e_Titel" style:display-name="SciPaper_top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SciPaper_5f_top_7e_LT_7e_Untertitel" style:display-name="SciPaper_top~LT~Untertitel" style:family="paragraph">
      <style:paragraph-properties fo:margin="100%" fo:margin-left="0in" fo:margin-right="0in" fo:margin-top="0in" fo:margin-bottom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SciPaper_5f_top_7e_LT_7e_Notizen" style:display-name="SciPaper_top~LT~Notizen" style:family="paragraph">
      <style:paragraph-properties fo:margin="100%" fo:margin-left="0.2362in" fo:margin-right="0in" fo:margin-top="0in" fo:margin-bottom="0in" fo:text-indent="-0.2362in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SciPaper_5f_top_7e_LT_7e_Hintergrundobjekte" style:display-name="SciPaper_top~LT~Hintergrundobjekte" style:family="paragraph">
      <style:paragraph-properties style:text-autospace="none"/>
      <style:text-properties style:letter-kerning="true"/>
    </style:style>
    <style:style style:name="SciPaper_5f_top_7e_LT_7e_Hintergrund" style:display-name="SciPaper_top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in" fo:margin-right="0in" fo:margin-top="0in" fo:margin-bottom="0in" style:line-height-at-least="0.139in" fo:text-indent="0in" style:auto-text-indent="false" style:text-autospace="none"/>
      <style:text-properties style:use-window-font-color="true" style:font-name="FreeSans" fo:font-size="18pt" style:letter-kerning="true" style:font-name-asian="FreeSans" style:font-size-asian="18pt" style:font-name-complex="FreeSans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="100%" fo:margin-left="0.2362in" fo:margin-right="0in" fo:margin-top="0in" fo:margin-bottom="0in" fo:text-indent="-0.2362in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="100%" fo:margin-left="0in" fo:margin-right="0in" fo:margin-top="0in" fo:margin-bottom="0.1965in" fo:text-indent="0in" style:auto-text-indent="false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top="0in" fo:margin-bottom="0.1575in"/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in" fo:margin-bottom="0.1181in"/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in" fo:margin-bottom="0.0783in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top="0in" fo:margin-bottom="0.0398in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WW-Heading1" style:family="paragraph" style:parent-style-name="Standard">
      <style:paragraph-properties fo:margin-top="0.1654in" fo:margin-bottom="0.0827in"/>
    </style:style>
    <style:style style:name="Normal" style:family="paragraph">
      <style:paragraph-properties style:text-autospace="none"/>
      <style:text-properties style:use-window-font-color="true" style:font-name="Droid Sans1" fo:font-size="12pt" style:letter-kerning="true" style:font-name-asian="Droid Sans1" style:font-size-asian="12pt" style:font-name-complex="Droid Sans1" style:font-size-complex="12pt"/>
    </style:style>
    <style:style style:name="Internet_20_Link" style:display-name="Internet Link" style:family="paragraph">
      <style:paragraph-properties style:text-autospace="none"/>
      <style:text-properties fo:color="#000080" style:text-underline-style="solid" style:text-underline-width="auto" style:text-underline-color="font-color"/>
    </style:style>
    <style:style style:name="WW-Heading12" style:family="paragraph" style:parent-style-name="Standard">
      <style:paragraph-properties fo:margin-top="0.1654in" fo:margin-bottom="0.0827in"/>
    </style:style>
    <style:style style:name="WW-Heading123" style:family="paragraph" style:parent-style-name="Standard">
      <style:paragraph-properties fo:margin-top="0.1654in" fo:margin-bottom="0.0827in"/>
    </style:style>
    <style:style style:name="WW-Heading1234" style:family="paragraph" style:parent-style-name="Standard">
      <style:paragraph-properties fo:margin-top="0.1654in" fo:margin-bottom="0.0827in"/>
    </style:style>
    <style:style style:name="WW-Heading12345" style:family="paragraph" style:parent-style-name="Standard">
      <style:paragraph-properties fo:margin-top="0.1654in" fo:margin-bottom="0.0827in"/>
    </style:style>
    <style:style style:name="WW-Heading123456" style:family="paragraph" style:parent-style-name="Standard">
      <style:paragraph-properties fo:margin-top="0.1654in" fo:margin-bottom="0.0827in"/>
    </style:style>
    <style:style style:name="WW-Heading1234567" style:family="paragraph" style:parent-style-name="Standard">
      <style:paragraph-properties fo:margin-top="0.1654in" fo:margin-bottom="0.0827in"/>
    </style:style>
    <style:style style:name="WW-Heading12345678" style:family="paragraph" style:parent-style-name="Standard">
      <style:paragraph-properties fo:margin-top="0.1654in" fo:margin-bottom="0.0827in"/>
    </style:style>
    <style:style style:name="WW-Heading123456789" style:family="paragraph" style:parent-style-name="Standard">
      <style:paragraph-properties fo:margin-top="0.1654in" fo:margin-bottom="0.0827in"/>
    </style:style>
    <style:style style:name="WW-Heading12345678910" style:family="paragraph" style:parent-style-name="Standard">
      <style:paragraph-properties fo:margin-top="0.1654in" fo:margin-bottom="0.0827in"/>
    </style:style>
    <style:style style:name="WW-Heading1234567891011" style:family="paragraph" style:parent-style-name="Standard">
      <style:paragraph-properties fo:margin-top="0.1654in" fo:margin-bottom="0.0827in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9T06:21:56</meta:creation-date>
    <dc:date>2012-10-01T12:20:34</dc:date>
    <meta:editing-duration>PT16H55M8S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5" meta:paragraph-count="194" meta:word-count="2602" meta:character-count="15257" meta:non-whitespace-character-count="12761"/>
  </office:meta>
</office:document-meta>
</file>